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6pt" officeooo:rsid="001f9d4d" officeooo:paragraph-rsid="001f9d4d" style:font-size-asian="16pt" style:font-size-complex="16pt"/>
    </style:style>
    <style:style style:name="P2" style:family="paragraph" style:parent-style-name="Standard">
      <style:text-properties fo:font-size="16pt" officeooo:rsid="0031e6ee" officeooo:paragraph-rsid="0031e6ee" style:font-size-asian="16pt" style:font-size-complex="16pt"/>
    </style:style>
    <style:style style:name="P3" style:family="paragraph" style:parent-style-name="Standard">
      <style:text-properties fo:font-size="16pt" officeooo:rsid="00256486" officeooo:paragraph-rsid="00256486" style:font-size-asian="16pt" style:font-size-complex="16pt"/>
    </style:style>
    <style:style style:name="P4" style:family="paragraph" style:parent-style-name="Standard">
      <style:text-properties fo:font-size="12pt" officeooo:rsid="001f9d4d" officeooo:paragraph-rsid="001f9d4d" style:font-size-asian="10.5pt" style:font-size-complex="12pt"/>
    </style:style>
    <style:style style:name="P5" style:family="paragraph" style:parent-style-name="Standard">
      <style:paragraph-properties fo:text-align="center" style:justify-single-word="false"/>
      <style:text-properties fo:font-size="12pt" officeooo:rsid="001f9d4d" officeooo:paragraph-rsid="001f9d4d" style:font-size-asian="10.5pt" style:font-size-complex="12pt"/>
    </style:style>
    <style:style style:name="P6" style:family="paragraph" style:parent-style-name="Standard">
      <style:paragraph-properties fo:text-align="start" style:justify-single-word="false"/>
      <style:text-properties fo:font-size="12pt" officeooo:rsid="001f9d4d" officeooo:paragraph-rsid="001f9d4d" style:font-size-asian="10.5pt" style:font-size-complex="12pt"/>
    </style:style>
    <style:style style:name="P7" style:family="paragraph" style:parent-style-name="Standard">
      <style:text-properties fo:font-size="12pt" officeooo:rsid="0030e066" officeooo:paragraph-rsid="003e5854" style:font-size-asian="10.5pt" style:font-size-complex="12pt"/>
    </style:style>
    <style:style style:name="P8" style:family="paragraph" style:parent-style-name="Standard">
      <style:text-properties fo:font-size="12pt" officeooo:rsid="00390d18" officeooo:paragraph-rsid="00390d18" style:font-size-asian="10.5pt" style:font-size-complex="12pt"/>
    </style:style>
    <style:style style:name="P9" style:family="paragraph" style:parent-style-name="Standard">
      <style:text-properties fo:font-size="12pt" officeooo:rsid="00256486" officeooo:paragraph-rsid="00256486" style:font-size-asian="10.5pt" style:font-size-complex="12pt"/>
    </style:style>
    <style:style style:name="P10" style:family="paragraph" style:parent-style-name="Standard">
      <style:text-properties fo:font-size="12pt" officeooo:rsid="004d255c" officeooo:paragraph-rsid="004d255c" style:font-size-asian="10.5pt" style:font-size-complex="12pt"/>
    </style:style>
    <style:style style:name="P11" style:family="paragraph" style:parent-style-name="Standard">
      <style:text-properties fo:font-size="12pt" officeooo:rsid="002a6f3d" officeooo:paragraph-rsid="002a6f3d" style:font-size-asian="10.5pt" style:font-size-complex="12pt"/>
    </style:style>
    <style:style style:name="P12" style:family="paragraph" style:parent-style-name="Standard">
      <style:text-properties fo:font-size="12pt" officeooo:rsid="004b11e0" officeooo:paragraph-rsid="004b11e0" style:font-size-asian="10.5pt" style:font-size-complex="12pt"/>
    </style:style>
    <style:style style:name="P13" style:family="paragraph" style:parent-style-name="Standard">
      <style:text-properties fo:font-size="12pt" officeooo:rsid="001f9d4d" officeooo:paragraph-rsid="001f9d4d" style:font-size-asian="12pt" style:font-size-complex="12pt"/>
    </style:style>
    <style:style style:name="P14" style:family="paragraph" style:parent-style-name="Standard">
      <style:text-properties fo:font-size="12pt" officeooo:rsid="001d1349" officeooo:paragraph-rsid="0021c55f" style:font-size-asian="12pt" style:font-size-complex="12pt"/>
    </style:style>
    <style:style style:name="P15" style:family="paragraph" style:parent-style-name="Standard">
      <style:text-properties fo:font-size="12pt" style:text-underline-style="solid" style:text-underline-width="auto" style:text-underline-color="font-color" officeooo:rsid="003c4954" officeooo:paragraph-rsid="003c4954" style:font-size-asian="12pt" style:font-size-complex="12pt"/>
    </style:style>
    <style:style style:name="P16" style:family="paragraph" style:parent-style-name="Standard">
      <style:text-properties fo:font-size="12pt" style:text-underline-style="solid" style:text-underline-width="auto" style:text-underline-color="font-color" officeooo:rsid="003c4954" officeooo:paragraph-rsid="003c4954" style:font-size-asian="10.5pt" style:font-size-complex="12pt"/>
    </style:style>
    <style:style style:name="P17" style:family="paragraph" style:parent-style-name="Standard">
      <style:text-properties officeooo:paragraph-rsid="002bb373"/>
    </style:style>
    <style:style style:name="P18" style:family="paragraph" style:parent-style-name="Standard">
      <style:text-properties officeooo:rsid="002a6f3d" officeooo:paragraph-rsid="002a6f3d"/>
    </style:style>
    <style:style style:name="P19" style:family="paragraph" style:parent-style-name="Standard">
      <style:text-properties officeooo:paragraph-rsid="0021c55f"/>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6a9b" officeooo:paragraph-rsid="001414e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6a9b" officeooo:paragraph-rsid="001414e3"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383d1" officeooo:paragraph-rsid="001414e3"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383d1" officeooo:paragraph-rsid="0052d2c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6f234" officeooo:paragraph-rsid="0026f23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157e" officeooo:paragraph-rsid="001414e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157e" officeooo:paragraph-rsid="001414e3"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6d67" officeooo:paragraph-rsid="002d6d67"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6d67" officeooo:paragraph-rsid="002d6d67"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e066" officeooo:paragraph-rsid="0030e066"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e066" officeooo:paragraph-rsid="00466090"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e6ee" officeooo:paragraph-rsid="0031e6e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4183" officeooo:paragraph-rsid="003f4183"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4183" officeooo:paragraph-rsid="00500514"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4183" officeooo:paragraph-rsid="0051b3f9"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123d" officeooo:paragraph-rsid="0040123d"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b269" officeooo:paragraph-rsid="0041b26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95b8" officeooo:paragraph-rsid="004995b8"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6f3d" officeooo:paragraph-rsid="002a6f3d"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6f3d" officeooo:paragraph-rsid="00500514"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6f3d" officeooo:paragraph-rsid="001414e3"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8957" officeooo:paragraph-rsid="00500514"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00514" officeooo:paragraph-rsid="0051b3f9"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5f31" officeooo:paragraph-rsid="00500514"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5f31" officeooo:paragraph-rsid="0051b3f9"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1f07" officeooo:paragraph-rsid="001414e3"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1f07" officeooo:paragraph-rsid="001414e3"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6090" officeooo:paragraph-rsid="00466090"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4355" officeooo:paragraph-rsid="0046435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4355" officeooo:paragraph-rsid="0046435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5726" officeooo:paragraph-rsid="00285726"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5726" officeooo:paragraph-rsid="00285726"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6f234" officeooo:paragraph-rsid="0026f234"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98957" officeooo:paragraph-rsid="00298957"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98957" officeooo:paragraph-rsid="00298957"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f5f31" officeooo:paragraph-rsid="002f5f31"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1b269" officeooo:paragraph-rsid="0041b269"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00514" officeooo:paragraph-rsid="00500514"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0123d" officeooo:paragraph-rsid="0040123d"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officeooo:paragraph-rsid="002d6d67"/>
    </style:style>
    <style:style style:name="P60" style:family="paragraph" style:parent-style-name="Table_20_Contents">
      <style:paragraph-properties fo:text-align="start" style:justify-single-word="false"/>
      <style:text-properties officeooo:paragraph-rsid="001414e3"/>
    </style:style>
    <style:style style:name="P61" style:family="paragraph" style:parent-style-name="Table_20_Contents">
      <style:paragraph-properties fo:text-align="start" style:justify-single-word="false"/>
      <style:text-properties officeooo:paragraph-rsid="0041b269"/>
    </style:style>
    <style:style style:name="P62" style:family="paragraph" style:parent-style-name="Table_20_Contents">
      <style:paragraph-properties fo:text-align="start" style:justify-single-word="false"/>
      <style:text-properties officeooo:rsid="0030e066" officeooo:paragraph-rsid="0030e066"/>
    </style:style>
    <style:style style:name="P63" style:family="paragraph" style:parent-style-name="Table_20_Contents">
      <style:paragraph-properties fo:text-align="start" style:justify-single-word="false"/>
      <style:text-properties officeooo:rsid="00390d18" officeooo:paragraph-rsid="00390d18"/>
    </style:style>
    <style:style style:name="P64" style:family="paragraph" style:parent-style-name="Table_20_Contents">
      <style:paragraph-properties fo:text-align="center" style:justify-single-word="false"/>
      <style:text-properties officeooo:paragraph-rsid="0052d2c4"/>
    </style:style>
    <style:style style:name="P65" style:family="paragraph" style:parent-style-name="Table_20_Contents">
      <style:paragraph-properties fo:text-align="center" style:justify-single-word="false"/>
      <style:text-properties officeooo:paragraph-rsid="002d6d67"/>
    </style:style>
    <style:style style:name="P66" style:family="paragraph" style:parent-style-name="Table_20_Contents">
      <style:paragraph-properties fo:text-align="start" style:justify-single-word="false"/>
      <style:text-properties officeooo:rsid="003a49af" officeooo:paragraph-rsid="003a49af"/>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3230a" officeooo:paragraph-rsid="0053230a"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1b269" officeooo:paragraph-rsid="0041b269"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Standard" style:list-style-name="L1">
      <style:paragraph-properties fo:text-align="start" style:justify-single-word="false"/>
      <style:text-properties fo:font-size="12pt" officeooo:rsid="001f9d4d" officeooo:paragraph-rsid="001f9d4d" style:font-size-asian="10.5pt" style:font-size-complex="12pt"/>
    </style:style>
    <style:style style:name="P70" style:family="paragraph" style:parent-style-name="Standard">
      <style:text-properties fo:font-size="12pt" officeooo:rsid="004d255c" officeooo:paragraph-rsid="004d255c" style:font-size-asian="10.5pt" style:font-size-complex="12pt"/>
    </style:style>
    <style:style style:name="P71" style:family="paragraph" style:parent-style-name="Standard">
      <style:text-properties officeooo:paragraph-rsid="001414e3"/>
    </style:style>
    <style:style style:name="T1" style:family="text">
      <style:text-properties fo:color="#000000" style:text-outline="false" style:text-line-through-style="none" style:text-line-through-type="none" style:font-name="Liberation Serif" fo:font-size="12pt" fo:font-style="normal" fo:text-shadow="none" style:text-underline-style="none" fo:font-weight="normal" officeooo:rsid="000f1f07"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fo:color="#000000" style:text-outline="false" style:text-line-through-style="none" style:text-line-through-type="none" style:font-name="Liberation Serif" fo:font-size="12pt" fo:font-style="normal" fo:text-shadow="none" style:text-underline-style="none" fo:font-weight="normal" officeooo:rsid="0011157e"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font-style="normal" fo:text-shadow="none" style:text-underline-style="none" fo:font-weight="normal" officeooo:rsid="002d6d67"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style:font-name="Liberation Serif" fo:font-size="12pt" fo:font-style="normal" fo:text-shadow="none" style:text-underline-style="none" fo:font-weight="normal" officeooo:rsid="002e83a3"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style:font-name="Liberation Serif" fo:font-size="12pt" fo:font-style="normal" fo:text-shadow="none" style:text-underline-style="none" fo:font-weight="normal" officeooo:rsid="002f5f31"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font-style="normal" fo:text-shadow="none" style:text-underline-style="none" fo:font-weight="normal" officeooo:rsid="003f4183"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style:font-name="Liberation Serif" fo:font-size="12pt" fo:font-style="normal" fo:text-shadow="none" style:text-underline-style="none" fo:font-weight="normal" officeooo:rsid="0052d2c4"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style:font-name="Liberation Serif" fo:font-size="12pt" fo:font-style="normal" fo:text-shadow="none" style:text-underline-style="none" fo:font-weight="normal" officeooo:rsid="0041b269"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style:font-name="Liberation Serif" fo:font-size="12pt" fo:font-style="normal" fo:text-shadow="none" style:text-underline-style="none" fo:font-weight="normal" officeooo:rsid="00571cdf"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style:text-position="super 58%"/>
    </style:style>
    <style:style style:name="T11" style:family="text">
      <style:text-properties officeooo:rsid="0021c55f"/>
    </style:style>
    <style:style style:name="T12" style:family="text">
      <style:text-properties officeooo:rsid="00256486"/>
    </style:style>
    <style:style style:name="T13" style:family="text">
      <style:text-properties fo:font-size="12pt" style:font-size-asian="10.5pt" style:font-size-complex="12pt"/>
    </style:style>
    <style:style style:name="T14" style:family="text">
      <style:text-properties fo:font-size="12pt" officeooo:rsid="00256486" style:font-size-asian="10.5pt" style:font-size-complex="12pt"/>
    </style:style>
    <style:style style:name="T15" style:family="text">
      <style:text-properties fo:font-size="12pt" officeooo:rsid="002bafcb" style:font-size-asian="10.5pt" style:font-size-complex="12pt"/>
    </style:style>
    <style:style style:name="T16" style:family="text">
      <style:text-properties fo:font-size="12pt" officeooo:rsid="002bb373" style:font-size-asian="10.5pt" style:font-size-complex="12pt"/>
    </style:style>
    <style:style style:name="T17" style:family="text">
      <style:text-properties officeooo:rsid="002a6f3d"/>
    </style:style>
    <style:style style:name="T18" style:family="text">
      <style:text-properties officeooo:rsid="002d6d67"/>
    </style:style>
    <style:style style:name="T19" style:family="text">
      <style:text-properties officeooo:rsid="00380af9"/>
    </style:style>
    <style:style style:name="T20" style:family="text">
      <style:text-properties officeooo:rsid="003d79db"/>
    </style:style>
    <style:style style:name="T21" style:family="text">
      <style:text-properties officeooo:rsid="003e7182"/>
    </style:style>
    <style:style style:name="T22" style:family="text">
      <style:text-properties officeooo:rsid="0040123d"/>
    </style:style>
    <style:style style:name="T23" style:family="text">
      <style:text-properties officeooo:rsid="0041b269"/>
    </style:style>
    <style:style style:name="T24" style:family="text">
      <style:text-properties officeooo:rsid="0042317e"/>
    </style:style>
    <style:style style:name="T25" style:family="text">
      <style:text-properties officeooo:rsid="004453bd"/>
    </style:style>
    <style:style style:name="T26" style:family="text">
      <style:text-properties officeooo:rsid="00462113"/>
    </style:style>
    <style:style style:name="T27" style:family="text">
      <style:text-properties officeooo:rsid="00466090"/>
    </style:style>
    <style:style style:name="T28" style:family="text">
      <style:text-properties officeooo:rsid="004e4000"/>
    </style:style>
    <style:style style:name="T29" style:family="text">
      <style:text-properties officeooo:rsid="0051b3f9"/>
    </style:style>
    <style:style style:name="T30" style:family="text">
      <style:text-properties officeooo:rsid="0052d2c4"/>
    </style:style>
    <style:style style:name="T31" style:family="text">
      <style:text-properties officeooo:rsid="0053230a"/>
    </style:style>
    <style:style style:name="T32" style:family="text">
      <style:text-properties fo:font-size="16pt" officeooo:rsid="0021c55f" style:font-size-asian="16pt" style:font-size-complex="16pt"/>
    </style:style>
    <style:style style:name="T33" style:family="text">
      <style:text-properties fo:font-size="16pt" officeooo:rsid="001d1349" style:font-size-asian="16pt" style:font-size-complex="16pt"/>
    </style:style>
    <style:style style:name="T34" style:family="text">
      <style:text-properties fo:font-size="16pt" officeooo:rsid="00571cdf" style:font-size-asian="16pt" style:font-size-complex="16pt"/>
    </style:style>
    <style:style style:name="T35" style:family="text">
      <style:text-properties officeooo:rsid="0054dca6"/>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32">2</text:span><text:span text:style-name="T34">X</text:span><text:span text:style-name="T32">8D </text:span><text:span text:style-name="T33">Sequencer </text:span><text:span text:style-name="T32">Performance Specification</text:span></text:p>
      <text:p text:style-name="P14"><text:span text:style-name="T11">A</text:span> Synthesizer Module</text:p>
      <text:p text:style-name="P71"/>
      <text:p text:style-name="P7">All inputs must tolerate -12 to +12 V without distorting the signal. i.e. if you plug in a 12V trigger signal to the Reset input, the triger signal must still go up to 12V, not saturate at 5V.</text:p>
      <text:p text:style-name="P7"/>
      <text:p text:style-name="P10">For the CV Level pot ADC, the pots can sweep over (2?) octaves. There’s 12 notes in an octave, so the pot has 24 different states. 5 bits encodes 32 states. 12 bits encodes 4096 states. With a 12 bit ADC, each note covers 4096/24 = 170 states, which is better than 1% of a note. <text:span text:style-name="T28">12 bits is more than enough. If a pot sweeps 3 octaves, each note gets 113 states.</text:span></text:p>
      <text:p text:style-name="P10"/>
      <text:p text:style-name="P3">Construction</text:p>
      <text:p text:style-name="P9">Face plate, then UI components, then UI component PCBs, then via headers to electronics PCBs.</text:p>
      <text:p text:style-name="P17"><text:span text:style-name="T14">Be able to replace electronics very easily. Don’t put components on UI component PCBs. If the electronics break than you’ll either have to </text:span><text:span text:style-name="T16">unsolder</text:span><text:span text:style-name="T14"> all the UI hardware (really annoying) or buy new UI hardware.</text:span></text:p>
      <text:p text:style-name="P9"/>
      <text:p text:style-name="P18"><text:span text:style-name="T14">O</text:span><text:span text:style-name="T13">n the face plate, put the </text:span><text:span text:style-name="T15">individual </text:span><text:span text:style-name="T13">step control stuff, then inputs, then outputs. Signal flow should go from left to right. This module will be in the left of the rack, so this lets all the jacks be to the right to reduce cable length.</text:span></text:p>
      <text:p text:style-name="P11"/>
      <text:p text:style-name="P12">Maybe I can get pots with illuminated stems. Would have to use them with clear knobs, because using just the pot stem doesn’t give fine enough control.</text:p>
      <text:p text:style-name="P1"/>
      <text:p text:style-name="P1">Possible Features</text:p>
      <text:p text:style-name="P15">Hardware</text:p>
      <text:p text:style-name="P13">Found on: https://www.tomleemusic.ca/169264</text:p>
      <text:p text:style-name="P4">- several CV output ranges: 1V, 2V, 5V, 8V (1, 2, 5, and 8 octaves)</text:p>
      <text:p text:style-name="P4"/>
      <text:p text:style-name="P16">Firmware</text:p>
      <text:p text:style-name="P4">- <text:span text:style-name="T19">Have a calibration stage where all CV Level pots are turned all the way one way, then all the way the other. Store the minimum and maximum values for each pot, then scale inputs by those amounts.</text:span></text:p>
      <text:p text:style-name="P8">Add a tune control, that changes the octaves the CV Level pots sweep through. Add a 7 segment display that shows the lowest octave. I’m not finding single digit 7 segment displays, so maybe mount it flush with the back of the PCB face plate and remove all layers over the segment lights? Or maybe add a row of vias along each segment, where the via diameter equals the segment width?</text:p>
      <text:p text:style-name="P8"/>
      <text:p text:style-name="P2">Notes on Signal Voltage Ranges</text:p>
      <text:p text:style-name="P4">https://www.reddit.com/r/modular/comments/hgem36/what_adcs_and_dacs_do_you_use_to_connect/</text:p>
      <text:p text:style-name="P4">WM8731 for audio, MCP4922 for CV. Both into a TL072 to amplify to the desired voltage range (Usually, audio is +/-5v, gates/triggers are +5v, and other CV is 0v - +8v, -2v - +10v, or -10v - +10v.)</text:p>
      <text:p text:style-name="P4"/>
      <text:p text:style-name="P4">https://www.muffwiggler.com/forum/viewtopic.php?t=96737</text:p>
      <text:p text:style-name="P4">Envelope gate and trigger voltage, the module needs to be designed so it can withstand -12 to +12v but normal trigger / gate is 0-5v</text:p>
      <text:p text:style-name="P4">Output of oscillators and audio input to VCA's etc - is +/- 5v, meaning that the signal is 10v peak to peak</text:p>
      <text:p text:style-name="P4"><text:soft-page-break/>Input control voltage for VCA's, Oscillator PWM, Filter CV etc. Thought this was typically 0 to 5V, except pitch CV can be 10V to -10V (8V to -3V covers the MIDI range if C3 = 0v which is what the Deopfer keyboard outputs by default)</text:p>
      <text:p text:style-name="P4"/>
      <text:p text:style-name="P4">https://www.muffwiggler.com/forum/viewtopic.php?t=96737</text:p>
      <text:p text:style-name="P4">Even Doepfer doesn't stick to their own standards for CVs. I would say it is more common these days for modules from other companies to have +/-5v control voltage ins and outs than the +/-2.5v Doepfer posted a number of years ago on their site. It makes the audio and CV interchangeable, which is part of the beauty of a modular.</text:p>
      <text:p text:style-name="P4">Most VCOs and filters have bipolar CVs, not unipolar. A lot of VCAs do seem to have unipolar CVs. But usually 0-5v, not 0-2.5v.</text:p>
      <text:p text:style-name="P4">Any input, for whatever purpose, should be able to survive any voltage within the range of the power supplies without damage, even if it doesn't use most of that range. So, for example, a 0-5v gate input should be able to survive a +/-12v signal being patched into it. And the input shouldn't screw up the signal in the process since the same signal might be patched into a different module.</text:p>
      <text:p text:style-name="P4"/>
      <text:p text:style-name="P4">In order to not load the signals fed in I generally take all inputs through an inverting op amp and then do whatever limiting I want after that. A typical inverting op amp configuration can withstand close to double the power rail voltages at the input.</text:p>
      <text:p text:style-name="P4">For pulse inputs there are a number of simple circuits involving CMOS inverters or transistors, and Schottky protection diodes.</text:p>
      <text:p text:style-name="P4"/>
      <text:p text:style-name="P4">Pitch CV voltage range</text:p>
      <text:p text:style-name="P4">Deopfer keyboard: -3V to 8V covers MIDI range and puts C3 at 0V</text:p>
      <text:p text:style-name="P4"/>
      <text:p text:style-name="P4"/>
      <text:p text:style-name="P4"/>
      <text:p text:style-name="P4">https://www.inspiredacoustics.com/en/MIDI_note_numbers_and_center_frequencies</text:p>
      <text:p text:style-name="P4">The formula connecting the MIDI note number and the base frequency, assuming equal tuning based on A4=440 Hz, is:</text:p>
      <text:p text:style-name="P5"><draw:frame draw:style-name="fr1" draw:name="Object1" text:anchor-type="as-char" svg:y="-0.443cm" svg:width="2.895cm" svg:height="0.534cm" draw:z-index="0"><draw:object xlink:href="./Object 1" xlink:type="simple" xlink:show="embed" xlink:actuate="onLoad"/><draw:image xlink:href="./ObjectReplacements/Object 1" xlink:type="simple" xlink:show="embed" xlink:actuate="onLoad"/></draw:frame></text:p>
      <text:p text:style-name="P6"/>
      <text:p text:style-name="P6">https://www.reddit.com/r/synthdiy/comments/8iex2l/eurorack_voltage_standards/</text:p>
      <text:p text:style-name="P6">The only standards are:</text:p>
      <text:p text:style-name="P6"/>
      <text:list xml:id="list621952069" text:style-name="L1">
        <text:list-item>
          <text:p text:style-name="P69">Power is +/- 12V and optional 5V</text:p>
        </text:list-item>
        <text:list-item>
          <text:p text:style-name="P69">Signals should be 10Vpp, this applies to CV and audio, though it can vary a little bit in amplitude and there is some disagreement about whether CV should be 0-10V or -5-5V.</text:p>
        </text:list-item>
        <text:list-item>
          <text:p text:style-name="P69">Oscillators respond to CV with an exponential 1V/Oct profile. The average stable range is around 5 octaves.</text:p>
        </text:list-item>
        <text:list-item>
          <text:p text:style-name="P69">Gates/trigs are typically around 5V but it doesn't really matter as long as they are at or above that point.</text:p>
        </text:list-item>
        <text:list-item>
          <text:p text:style-name="P69">Adhere to these loosely and you shouldn't have an issue running your modules in a eurorack system.</text:p>
        </text:list-item>
      </text:list>
      <text:p text:style-name="P6"/>
      <text:p text:style-name="P6">More "standard" (lol, eurorack is a mess when it comes to standards) is CV: -5 to 5V and envelopes 0-8V. At least that's what's on the Doepfer specs page. Some modules may prefer only unipolar CV, too.</text:p>
      <text:p text:style-name="P6"/>
      <text:p text:style-name="P6"><text:soft-page-break/>Pay attention that CV is not an absolute but a relative parameter. A certain CV value (e.g. +1.0V) is not assigned to an absolute pitch! The resulting pitch of a VCO is the sum of several parameters. The external CV is only one of them. Other parameters that affect the pitch are the tune control (possibly separate coarse and fine tune), an octave switch, additional CV inputs with attenuators which do not follow the 1V/oct standar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18T16:37:26.818000000</meta:creation-date>
    <dc:date>2021-01-09T20:59:15.431000000</dc:date>
    <meta:editing-duration>PT5H58M28S</meta:editing-duration>
    <meta:editing-cycles>29</meta:editing-cycles>
    <meta:generator>LibreOffice/6.3.6.2$Windows_X86_64 LibreOffice_project/2196df99b074d8a661f4036fca8fa0cbfa33a497</meta:generator>
    <meta:document-statistic meta:table-count="0" meta:image-count="0" meta:object-count="1" meta:page-count="3" meta:paragraph-count="43" meta:word-count="985" meta:character-count="5698" meta:non-whitespace-character-count="4760"/>
  </office:meta>
</office:document-meta>
</file>

<file path=Object 1/content.xml><?xml version="1.0" encoding="utf-8"?>
<math xmlns="http://www.w3.org/1998/Math/MathML" display="block">
  <semantics>
    <mrow>
      <mi>f</mi>
      <mo stretchy="false">=</mo>
      <mrow>
        <mn>440</mn>
        <mo stretchy="false">⋅</mo>
        <msup>
          <mn>2</mn>
          <mrow>
            <mrow>
              <mo fence="true" stretchy="false">(</mo>
              <mrow>
                <mrow>
                  <mi>n</mi>
                  <mo stretchy="false">−</mo>
                  <mn>69</mn>
                </mrow>
              </mrow>
              <mo fence="true" stretchy="false">)</mo>
            </mrow>
            <mo stretchy="false">/</mo>
            <mn>12</mn>
          </mrow>
        </msup>
      </mrow>
    </mrow>
    <annotation encoding="StarMath 5.0">f= 440 cdot 2 ^{(n-69)/12}</annotation>
  </semantics>
</math>
</file>